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Organisation des Projektes</text:title></text:p>
      <text:p text:style-name="OrgTitle"/>
      <text:p text:style-name="OrgSubtitle"><text:initial-creator>fakecrafte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e79b2e">1. Idee</text:a></text:p>
          <text:p text:style-name="Contents_20_1"><text:a xlink:type="simple" xlink:href="#orgfb4661e">2. Tools</text:a></text:p>
          <text:p text:style-name="Contents_20_1"><text:a xlink:type="simple" xlink:href="#orga369f5e">3. Design</text:a></text:p>
          <text:p text:style-name="Contents_20_2"><text:a xlink:type="simple" xlink:href="#org23674e4">3.1. Klasse Snake</text:a></text:p>
          <text:p text:style-name="Contents_20_2"><text:a xlink:type="simple" xlink:href="#orgd246989">3.2. Klasse Item</text:a></text:p>
          <text:p text:style-name="Contents_20_3"><text:a xlink:type="simple" xlink:href="#orgf863ef8">3.2.1. Apple</text:a></text:p>
          <text:p text:style-name="Contents_20_3"><text:a xlink:type="simple" xlink:href="#org7a71b28">3.2.2. Future Ideas</text:a></text:p>
          <text:p text:style-name="Contents_20_2"><text:a xlink:type="simple" xlink:href="#orge5ef49f">3.3. Spielablauf (main)</text:a></text:p>
          <text:p text:style-name="Contents_20_1"><text:a xlink:type="simple" xlink:href="#org6209f37">4. Quellen</text:a></text:p>
          <text:p text:style-name="Contents_20_1"><text:a xlink:type="simple" xlink:href="#org0dc04db">5. Aufgaben</text:a></text:p>
          <text:p text:style-name="Contents_20_1"><text:a xlink:type="simple" xlink:href="#org60482be">6. Momentan</text:a></text:p>
          <text:p text:style-name="Contents_20_1"><text:a xlink:type="simple" xlink:href="#org1561056">7. Resultat</text:a></text:p>
          <text:p text:style-name="Contents_20_1"><text:a xlink:type="simple" xlink:href="#orgba33347">8. Experten</text:a></text:p>
        </text:index-body>
      </text:table-of-content>
      <text:h text:style-name="Heading_20_1" text:outline-level="1" text:is-list-header="false">
<text:bookmark-start text:name="OrgXref.org2e79b2e"/>
<text:bookmark text:name="org2e79b2e"/>Idee
<text:bookmark-end text:name="OrgXref.org2e79b2e"/></text:h>
      <text:p text:style-name="Text_20_body">Unsere Idee war ein einfaches Snake-Spiel, sprich eine Schlange die sich auf einer 2D-Ebene in vier richtungen bewegen kann und versucht so viele Aepfel wie moeglich zu essen (mit dem Kopf dagegen kollidieren). Bei jedem Apfel wird die Schlange ein Feld laenger.
Wenn danach noch Zeit ist, gab es die Ueberlegung, ob man dieses Spiel nicht mit einem Pong-Spiel kombinieren koennte indem man die Schlaeger durch Schlangen ersetzt.
Ausserdem koennen noch weitere Features implementiert werden, wie zum Beispiel eine Traube, die die Laenge der Schlange verkuerzt, allerdings trotzdem Punkte hinzufuegt.
</text:p>
      <text:h text:style-name="Heading_20_1" text:outline-level="1" text:is-list-header="false">
<text:bookmark-start text:name="OrgXref.orgfb4661e"/>
<text:bookmark text:name="orgfb4661e"/>Tools
<text:bookmark-end text:name="OrgXref.orgfb4661e"/></text:h>
      <text:p text:style-name="Text_20_body">Als Programmiersprache wird selbstverstaendlich Python benutzt und als externe Module werden <text:span text:style-name="Emphasis">random</text:span> und <text:span text:style-name="Emphasis">pygame</text:span> verwendet.
</text:p>
      <text:h text:style-name="Heading_20_1" text:outline-level="1" text:is-list-header="false">
<text:bookmark-start text:name="OrgXref.orga369f5e"/>
<text:bookmark text:name="orga369f5e"/>Design
<text:bookmark-end text:name="OrgXref.orga369f5e"/></text:h>
      <text:h text:style-name="Heading_20_2" text:outline-level="2" text:is-list-header="false">
<text:bookmark-start text:name="OrgXref.org23674e4"/>
<text:bookmark text:name="org23674e4"/>Klasse Snake
<text:bookmark-end text:name="OrgXref.org23674e4"/></text:h>
      <text:h text:style-name="Heading_20_2" text:outline-level="2" text:is-list-header="false">
<text:bookmark-start text:name="OrgXref.orgd246989"/>
<text:bookmark text:name="orgd246989"/>Klasse Item
<text:bookmark-end text:name="OrgXref.orgd246989"/></text:h>
      <text:h text:style-name="Heading_20_3" text:outline-level="3" text:is-list-header="false">
<text:bookmark-start text:name="OrgXref.orgf863ef8"/>
<text:bookmark text:name="orgf863ef8"/>Apple
<text:bookmark-end text:name="OrgXref.orgf863ef8"/></text:h>
      <text:h text:style-name="Heading_20_3" text:outline-level="3" text:is-list-header="false">
<text:bookmark-start text:name="OrgXref.org7a71b28"/>
<text:bookmark text:name="org7a71b28"/>Future Ideas
<text:bookmark-end text:name="OrgXref.org7a71b28"/></text:h>
      <text:h text:style-name="Heading_20_2" text:outline-level="2" text:is-list-header="false">
<text:bookmark-start text:name="OrgXref.orge5ef49f"/>
<text:bookmark text:name="orge5ef49f"/>Spielablauf (main)
<text:bookmark-end text:name="OrgXref.orge5ef49f"/></text:h>
      <text:h text:style-name="Heading_20_1" text:outline-level="1" text:is-list-header="false">
<text:bookmark-start text:name="OrgXref.org6209f37"/>
<text:bookmark text:name="org6209f37"/>Quellen
<text:bookmark-end text:name="OrgXref.org6209f37"/></text:h>
      <text:list text:style-name="OrgBulletedList" text:continue-numbering="false">
        <text:list-item>
          <text:p text:style-name="Text_20_body"><text:a xlink:type="simple" xlink:href="https://www.python-lernen.de/pygame-tutorial.htm">pygame tutorial</text:a>
</text:p>
        </text:list-item>
      </text:list>
      <text:h text:style-name="Heading_20_1" text:outline-level="1" text:is-list-header="false">
<text:bookmark-start text:name="OrgXref.org0dc04db"/>
<text:bookmark text:name="org0dc04db"/>Aufgaben
<text:bookmark-end text:name="OrgXref.org0dc04db"/></text:h>
      <text:list text:style-name="OrgBulletedList" text:continue-numbering="false">
        <text:list-item>
          <text:p text:style-name="Text_20_body">Grundgeruest bauen (pygame)
</text:p>
        </text:list-item>
        <text:list-item>
          <text:p text:style-name="Text_20_body">Kaestchenstruktur entwickeln
</text:p>
        </text:list-item>
        <text:list-item>
          <text:p text:style-name="Text_20_body">Klasse fuer die Schlange
</text:p>
          <text:list text:style-name="OrgBulletedList" text:continue-numbering="true">
            <text:list-item>
              <text:p text:style-name="Text_20_body">draw()
</text:p>
            </text:list-item>
            <text:list-item>
              <text:p text:style-name="Text_20_body">movement()
</text:p>
            </text:list-item>
            <text:list-item>
              <text:p text:style-name="Text_20_body">appendBlock()
</text:p>
            </text:list-item>
            <text:list-item>
              <text:p text:style-name="Text_20_body">reset()
</text:p>
            </text:list-item>
            <text:list-item>
              <text:p text:style-name="Text_20_body">checkCollisionItem() -&gt; Item
</text:p>
            </text:list-item>
            <text:list-item>
              <text:p text:style-name="Text_20_body">checkCollisionWall()
</text:p>
            </text:list-item>
            <text:list-item>
              <text:p text:style-name="Text_20_body">checkCollisionSelf()
</text:p>
            </text:list-item>
          </text:list>
        </text:list-item>
        <text:list-item>
          <text:p text:style-name="Text_20_body">Menu
</text:p>
        </text:list-item>
        <text:list-item>
          <text:p text:style-name="Text_20_body">Klasse fuer den Apfel
</text:p>
        </text:list-item>
      </text:list>
      <text:p text:style-name="Text_20_body">Note: Wer was macht, wird am 20.09 besprochen
</text:p>
      <text:h text:style-name="Heading_20_1" text:outline-level="1" text:is-list-header="false">
<text:bookmark-start text:name="OrgXref.org60482be"/>
<text:bookmark text:name="org60482be"/>Momentan
<text:bookmark-end text:name="OrgXref.org60482be"/></text:h>
      <text:p text:style-name="Text_20_body">Aktuell haben wir lediglich einige Dateien erstellt sowie ein github-repo. Ausserdem wurde sich auf Spiel und Struktur geeinigt
</text:p>
      <text:h text:style-name="Heading_20_1" text:outline-level="1" text:is-list-header="false">
<text:bookmark-start text:name="OrgXref.org1561056"/>
<text:bookmark text:name="org1561056"/>Resultat
<text:bookmark-end text:name="OrgXref.org1561056"/></text:h>
      <text:p text:style-name="Text_20_body">Der Kunde erhaelt ein vollstaendiges Spiel, das auf Windows-Betriebssystemen funktioniert. Ausserdem ist das Fenster skalierbar und kann an die Monitorgroesse angepasst werden
</text:p>
      <text:h text:style-name="Heading_20_1" text:outline-level="1" text:is-list-header="false">
<text:bookmark-start text:name="OrgXref.orgba33347"/>
<text:bookmark text:name="orgba33347"/>Experten
<text:bookmark-end text:name="OrgXref.orgba33347"/></text:h>
      <text:p text:style-name="Text_20_body">Ein Experte fuer pygame wird benoetigt. Er wird die draw()-Methoden implementieren sowie das Grundgerues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akecrafter</dc:creator>
    <meta:initial-creator>fakecrafter</meta:initial-creator>
    <dc:date>2022-09-19T18:12:17</dc:date>
    <meta:creation-date>2022-09-19T18:12:17</meta:creation-date>
    <meta:generator>Emacs 28.2 (Org mode 9.5.5)</meta:generator>
    <meta:keyword/>
    <dc:subject/>
    <dc:title>Organisation des Projektes</dc:title>
  </office:meta>
</office:document-meta>
</file>